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9a29e5">1. Containment and Queerness</text:a></text:p>
          <text:p text:style-name="Contents_20_2"><text:a xlink:type="simple" xlink:href="#org36a8502">1.1. requirements</text:a></text:p>
          <text:p text:style-name="Contents_20_2"><text:a xlink:type="simple" xlink:href="#orgfe5ae58">1.2. research</text:a></text:p>
          <text:p text:style-name="Contents_20_3"><text:a xlink:type="simple" xlink:href="#org5459a21">1.2.1. QOCC</text:a></text:p>
          <text:p text:style-name="Contents_20_3"><text:a xlink:type="simple" xlink:href="#orgd76dd95">1.2.2. Contemporary Textual Scholarship</text:a></text:p>
          <text:p text:style-name="Contents_20_3"><text:a xlink:type="simple" xlink:href="#org1485146">1.2.3. TEI projects</text:a></text:p>
          <text:p text:style-name="Contents_20_1"><text:a xlink:type="simple" xlink:href="#org9e7417d">2. outline</text:a></text:p>
          <text:p text:style-name="Contents_20_2"><text:a xlink:type="simple" xlink:href="#orgd593361">2.1. intro / question</text:a></text:p>
          <text:p text:style-name="Contents_20_2"><text:a xlink:type="simple" xlink:href="#org009667a">2.2. textual scholarship &amp; queer historiography</text:a></text:p>
          <text:p text:style-name="Contents_20_2"><text:a xlink:type="simple" xlink:href="#orgbcd7725">2.3. Form and politics</text:a></text:p>
          <text:p text:style-name="Contents_20_2"><text:a xlink:type="simple" xlink:href="#orgd9a3520">2.4. Black Digital Practice</text:a></text:p>
          <text:p text:style-name="Contents_20_2"><text:a xlink:type="simple" xlink:href="#orgf0eb94f">2.5. the future of editing</text:a></text:p>
          <text:p text:style-name="Contents_20_1"><text:a xlink:type="simple" xlink:href="#org5db9b0c">3. draft</text:a></text:p>
          <text:p text:style-name="Contents_20_2"><text:a xlink:type="simple" xlink:href="#org59c8a91">3.1. intro</text:a></text:p>
          <text:p text:style-name="Contents_20_2"><text:a xlink:type="simple" xlink:href="#org7daaa9d">3.2. textual scholarship and queer historiography</text:a></text:p>
          <text:p text:style-name="Contents_20_2"><text:a xlink:type="simple" xlink:href="#org09433f6">3.3. the TEI structure</text:a></text:p>
          <text:p text:style-name="Contents_20_2"><text:a xlink:type="simple" xlink:href="#orgad46cf3">3.4. Queer of Color Critique</text:a></text:p>
          <text:p text:style-name="Contents_20_2"><text:a xlink:type="simple" xlink:href="#org2a9ae54">3.5. <text:span text:style-name="OrgTodo">TODO</text:span> The future of editing</text:a></text:p>
          <text:p text:style-name="Contents_20_3"><text:a xlink:type="simple" xlink:href="#org0e56088">3.5.1. Quotes to add:</text:a></text:p>
          <text:p text:style-name="Contents_20_3"><text:a xlink:type="simple" xlink:href="#orgaedc167">3.5.2. qualitative expansion</text:a></text:p>
          <text:p text:style-name="Contents_20_1"><text:a xlink:type="simple" xlink:href="#org41953e5">4. Works</text:a></text:p>
        </text:index-body>
      </text:table-of-content>
      <text:h text:style-name="Heading_20_1" text:outline-level="1" text:is-list-header="false">
<text:bookmark-start text:name="OrgXref.orga9a29e5"/>
<text:bookmark text:name="orga9a29e5"/>Containment and Queerness
<text:bookmark-end text:name="OrgXref.orga9a29e5"/></text:h>
      <text:h text:style-name="Heading_20_2" text:outline-level="2" text:is-list-header="false">
<text:bookmark-start text:name="OrgXref.org36a8502"/>
<text:bookmark text:name="org36a8502"/>requirements
<text:bookmark-end text:name="OrgXref.org36a8502"/></text:h>
      <text:p text:style-name="Text_20_body">~3-6K words total, 12 - 24 pages
chicago, 2 images max, docx format
</text:p>
      <text:h text:style-name="Heading_20_2" text:outline-level="2" text:is-list-header="false">
<text:bookmark-start text:name="OrgXref.orgfe5ae58"/>
<text:bookmark text:name="orgfe5ae58"/>research
<text:bookmark-end text:name="OrgXref.orgfe5ae58"/></text:h>
      <text:h text:style-name="Heading_20_3" text:outline-level="3" text:is-list-header="false">
<text:bookmark-start text:name="OrgXref.org5459a21"/>
<text:bookmark text:name="org5459a21"/>QOCC
<text:bookmark-end text:name="OrgXref.org5459a21"/></text:h>
      <text:list text:style-name="OrgNumberedList" text:continue-numbering="false">
        <text:list-item>
          <text:p text:style-name="Text_20_body">
<text:bookmark-start text:name="OrgXref.org778f346"/>
<text:bookmark text:name="org778f346"/><text:span text:style-name="OrgDone">DONE</text:span> Johnson, Jessica Marie. <text:span text:style-name="Emphasis">Wicked Flesh</text:span>
<text:bookmark-end text:name="OrgXref.org778f346"/></text:p>
          <text:p text:style-name="Text_20_body">Johnson takes something very constraining–marriage and baptism
records–and turns it into a mechanism for reading intimacy. 
</text:p>
          <text:p text:style-name="Text_20_body">Johnson examines existing structures for modes of resistance that
emerge from the logics of those structures. Johnson takes something
very constraining, that is, the social structures available to African
and African-descent women who lived during and sometimes operated
within the slave-trading 18th century. She studies civil records of
marriage and baptism for the ways they enable new productions of
intimacy, which is a practice of freedom.
</text:p>
          <text:p text:style-name="Text_20_body">Johnson’s project addresses the problem of data, which is the problem
of the archive in the Atlantic World. Her methodology is to close-read
the civil records to create a “promiscuous accounting of blackness not
as bondage and subjection, but as future possibility” (10). The
records, on their own, tell a story of bondage and subjection to
power. Johnson’s job is to construct a narrative around these records,
about the “ways black women sought out profane, pleasurable, and
erotic entanglements as practices of freedom” (12). In “Markup
Bodies,”another piece by this author, Johnson argues that data on its
own re-enacts the commodification of black bodies—that black bodies
are reduced to data points. In order to subvert the reduction of
bodies to “data,” data has to be supplemented with “black digital
practice,” which are the rich histories of black embodiment, the
narrative that surrounds the data, which accompanies the database.
</text:p>
          <text:p text:style-name="Text_20_body">How are the records themselves constituted and structured? Databases
themselves are far from neutral (as Johnson undoubtedly would
agree). They are constructed, structured data. I’m curious about the
formal aspects of this database, in the decisions made not only in
their creation but in their preservation. What if we think of these
records as their own data format, and examine the structures /
boundaries of that format?
</text:p>
          <text:p text:style-name="Text_20_body">Is there something within this structure that allows us to read an
emergent freedom?
</text:p>
        </text:list-item>
        <text:list-item>
          <text:p text:style-name="Text_20_body">
<text:bookmark-start text:name="OrgXref.org25dd89e"/>
<text:bookmark text:name="org25dd89e"/>Johnson, Jessie Marie. "Markup Bodies"
<text:bookmark-end text:name="OrgXref.org25dd89e"/></text:p>
          <text:p text:style-name="Text_20_body">Questions "data" as neutral and stable, in slavery's archive. Rather,
data replicates death and commodification. Proposes a "black digital
practice" (Johnson "Markup Bodies" 58) to challenge the reproduction
of black death and commodofication.
</text:p>
          <text:p text:style-name="Text_20_body">Digital tools "mark up the bodies and requantify the lives of people
of african descent" (Johnson "Markup Bodies" 59). 
</text:p>
          <text:p text:style-name="Text_20_body">Digitizing is replicating. Commodifying. 
</text:p>
          <text:p text:style-name="Text_20_body">The Atlantic Slave Trade Database example: the database alone is
replicating traumas: "metrics in minutae niether lanced historical
trauma nor bridged the gap between the past itself and the search for
redress" (Johnson "Markup Bodies" 62).
</text:p>
          <text:p text:style-name="Text_20_body">"transmutation of black flesh into integers and fractions" (Johnson
"Markup Bodies" 65). 
</text:p>
          <text:p text:style-name="Text_20_body">This data is "corrupted" and needs to be reworked. 
</text:p>
          <text:p text:style-name="Text_20_body">Black digital practice as "screams in the archive" (Johnson "Markup
Bodies" 71). To feel pain, center the unquantifiable. 
</text:p>
        </text:list-item>
        <text:list-item>
          <text:p text:style-name="Text_20_body">
<text:bookmark-start text:name="OrgXref.orge9a5b75"/>
<text:bookmark text:name="orge9a5b75"/><text:span text:style-name="OrgTodo">TODO</text:span> Nakamura et al. <text:span text:style-name="Emphasis">Race After the Internet</text:span>
<text:bookmark-end text:name="OrgXref.orge9a5b75"/></text:p>
        </text:list-item>
        <text:list-item>
          <text:p text:style-name="Text_20_body">
<text:bookmark-start text:name="OrgXref.orgb2d1c4c"/>
<text:bookmark text:name="orgb2d1c4c"/>Roderick A. Ferguson, "Queer of Color Critique"
<text:bookmark-end text:name="OrgXref.orgb2d1c4c"/></text:p>
          <text:p text:style-name="Text_20_body"><text:a xlink:type="simple" xlink:href="https://oxfordre.com/literature/view/10.1093/acrefore/9780190201098.001.0001/acrefore-9780190201098-e-33">https://oxfordre.com/literature/view/10.1093/acrefore/9780190201098.001.0001/acrefore-9780190201098-e-33</text:a>
</text:p>
          <text:p text:style-name="Text_20_body">Queer of Color Critique is reactung against the collapsing of
difference in identity politics–queer theory was creating identities
for things in a way that incorporates/ignores intra-group
differences. Intersectionality disrupts the pluralism of
multiculturalism. 
</text:p>
          <text:p text:style-name="Text_20_body">"To the extent that queer studies understood sexuality to be singularly
constituted, the field betrayed its own investments in Eurocentric
presumptions of uniformity"
</text:p>
          <text:p text:style-name="Text_20_body">Building of Norma Alarcon, Kimberle Williams Crenshaw. Showing how
QOCC appears in Munoz.
</text:p>
          <text:p text:style-name="Text_20_body">"Queer of color critique began as a U.S.-based critical discourse
responding to the circumstances of migration, neoliberal state and
economic formations, and the developments of racial knowledges and
subjectivities about sexual and gender minorities within the United
States. As a convergence with and a departure from queer studies,
queer of color critique signaled the ways in which the dominant
literary, philosophical, and aesthetic engagements with queer
sexuality distanced themselves from the study of race and from
politico-economic concerns."
</text:p>
          <text:p text:style-name="Text_20_body">"As an effort designed to address connections between race, sexuality,
and political economy, queer of color critique had to begin by
confronting a founding limitation of queer studies, a limitation that
obscured the very connections that queer of color critique was
interested in exposing. That limitation had to do with an initial
ambivalence within queer studies about the connections that sexuality
has to other modes of difference….This presumed equivalence and
authenticity imply a liberal pluralism aimed at including racial and
gender subjects into existing normative institutions and systems."
</text:p>
          <text:p text:style-name="Text_20_body">"Consider, for instance, Norma Alarcón’s critique of the identity
politics of Anglo-American feminism in her 1990 essay “The Theoretical
Subjects of This Bridge Called My Back.” In that essay Alarcón
considers the epistemological impact of women of color feminism, in
general, and the 1981 anthology This Bridge Called My Back: Writings
by Radical Women of Color. For Alarcón, the overall work of women of
color feminists and the volume are significant not because they
offered a “rainbow theory” or a discourse of authenticity. They were
significant because they called into question the implicit subject of
Anglo-American feminism. As Alarcón put it, “[The] most popular
subject of Anglo-American feminism is an autonomous, self-making,
self-determining subject who first proceeds according to the logic of
identification with regard to the subject of consciousness, a notion
usually viewed as the purview of man, but now claimed for women.”"
</text:p>
          <text:p text:style-name="Text_20_body">"For Alarcón, This Bridge and women of color feminism analyzed the
ways in which patriarchal and liberal notions of agency account for
the ideological structure of Anglo-American feminism. In doing so,
Alarcón produces a devastating critique of how Anglo-American feminism
attempted to base feminist authenticity on a replication rather than a
repudiation of heteropatriarchal agency."
</text:p>
          <text:p text:style-name="Text_20_body">"Kimberlé Williams Crenshaw’s classic article “Mapping the Margins:
Intersectionality, Identity Politics, and Violence against Women of
Color” provided another example of how intersectional work was a
critique of authenticity politics. For instance, in her discussion of
identity politics, she argued, “The problem with identity politics is
not that it fails to transcend differences, as some critics charge,
but rather the opposite—that it frequently conflates or ignores
intra-group differences.”11 Crenshaw offered intersectionality as a
critique of the ways in which race and gender were politicized as
consistent with ideologies of discreteness and authenticity. As she
stated, “Feminist efforts to politicize experiences of women and
antiracist efforts to politicize people of color have frequently
proceeded as though the issues and experiences they each detail occur
in mutually exclusive terrains.”12 In designating race and gender as
categories that are constituted in relation to each other as well as
other social differences, Crenshaw presented intersectionality as a
means for disrupting discourses of authenticity and providing
alternatives to those discourses."
</text:p>
          <text:p text:style-name="Text_20_body">"Instead of arguing for the authenticity of categories of race and
gender, women of color feminism and its intersectional strategies can
be productively interpreted as attempts to show the limits of
authenticity discourses and the ways that those discourses
marginalized women of color. Contrary to the notion that modes of
difference can be understood singularly, women of color feminists
advanced arguments that posited those modes as necessarily constituted
in relation to one another, for historical and political reasons."
</text:p>
          <text:p text:style-name="Text_20_body">"Muñoz defines the hermeneutical properties of disidentification by
arguing, “For the critic, disidentification is the hermeneutical
performance of decoding mass, high, or any other cultural field from
the perspective of a minority subject who is disempowered in such a
representational hierarchy.”
</text:p>
        </text:list-item>
        <text:list-item>
          <text:p text:style-name="Text_20_body">
<text:bookmark-start text:name="OrgXref.org5ca0b4f"/>
<text:bookmark text:name="org5ca0b4f"/><text:span text:style-name="OrgTodo">TODO</text:span> Roderick A. Ferguson’s Aberration in Black: Toward a Queer of Critique
<text:bookmark-end text:name="OrgXref.org5ca0b4f"/></text:p>
          <text:p text:style-name="Text_20_body">"The book attempted to demonstrate the ways in which the discipline’s
liberal regard for African Americans was precisely the mechanism for
constructing African American culture as outside of the normative
boundaries of the archetypal Western subject and the citizen-subject
of the United States."
</text:p>
        </text:list-item>
        <text:list-item>
          <text:p text:style-name="Text_20_body">
<text:bookmark-start text:name="OrgXref.org2091aa2"/>
<text:bookmark text:name="org2091aa2"/><text:span text:style-name="OrgDone">DONE</text:span> Kyla Wazana Tompkins, "Intersections of Race, Gender, and Sexuality: Queer of Color Critique"Kyla Wazana Tompkins, "Intersections of Race, Gender, and Sexuality: Queer of Color Critique"
<text:bookmark-end text:name="OrgXref.org2091aa2"/></text:p>
          <text:p text:style-name="Text_20_body"><text:a xlink:type="simple" xlink:href="https://d1wqtxts1xzle7.cloudfront.net/73757732/0b6ddb31eb5e591a549808f0f452a8d68c09-with-cover-page-v2.pdf?Expires=1646781190&amp;Signature=OuVOtUFXdNpSWcIb0OzaWCTvKU60kmsBPodlB-76fzil6fIDRhROktvC6ItdoYsmz~UPnML8hqkysQapuoUahCh50umsSd~bfYSn4dLRqO-zUZFQTR7LMNE-yia~GE0o-6vQZWRSZRkrUWaONc-rdfud9xSL3FATOXDDt9QxIhneVPEIS~m5wR5Cf7KLY7uPGok9Qm9XuEcUA85amkfgufkVNvVgKwxyLnGa92URE3pMW29v53gN96SGEKoB8s-PFXi44AS12Vr39hB3rZy5bD25I~D0yzZWMczDwJRbv02u~fGNX15H4ZHOPYZy-OVeqSadyy1cRfH8SIhOdulRrw__&amp;Key-Pair-Id=APKAJLOHF5GGSLRBV4ZA">https://d1wqtxts1xzle7.cloudfront.net/73757732/0b6ddb31eb5e591a549808f0f452a8d68c09-with-cover-page-v2.pdf?Expires=1646781190&amp;Signature=OuVOtUFXdNpSWcIb0OzaWCTvKU60kmsBPodlB-76fzil6fIDRhROktvC6ItdoYsmz~UPnML8hqkysQapuoUahCh50umsSd~bfYSn4dLRqO-zUZFQTR7LMNE-yia~GE0o-6vQZWRSZRkrUWaONc-rdfud9xSL3FATOXDDt9QxIhneVPEIS~m5wR5Cf7KLY7uPGok9Qm9XuEcUA85amkfgufkVNvVgKwxyLnGa92URE3pMW29v53gN96SGEKoB8s-PFXi44AS12Vr39hB3rZy5bD25I~D0yzZWMczDwJRbv02u~fGNX15H4ZHOPYZy-OVeqSadyy1cRfH8SIhOdulRrw__&amp;Key-Pair-Id=APKAJLOHF5GGSLRBV4ZA</text:a>
</text:p>
        </text:list-item>
        <text:list-item>
          <text:p text:style-name="Text_20_body">
<text:bookmark-start text:name="OrgXref.org04cd84a"/>
<text:bookmark text:name="org04cd84a"/><text:span text:style-name="OrgTodo">TODO</text:span> Blocket, Reginald. "Thinking with Queer of Color Critique: A
<text:bookmark-end text:name="OrgXref.org04cd84a"/></text:p>
          <text:p text:style-name="Text_20_body">Multidimensional Approach to Analyzing and Interpreting Data
</text:p>
        </text:list-item>
        <text:list-item>
          <text:p text:style-name="Text_20_body">
<text:bookmark-start text:name="OrgXref.org0a75898"/>
<text:bookmark text:name="org0a75898"/><text:span text:style-name="OrgTodo">TODO</text:span> Kim Gallon, "Making a Case for the Black Digital Humaniites"
<text:bookmark-end text:name="OrgXref.org0a75898"/></text:p>
          <text:p text:style-name="Text_20_body"><text:a xlink:type="simple" xlink:href="https://dhdebates.gc.cuny.edu/read/untitled/section/fa10e2e1-0c3d-4519-a958-d823aac989eb##ch04">https://dhdebates.gc.cuny.edu/read/untitled/section/fa10e2e1-0c3d-4519-a958-d823aac989eb##ch04</text:a>
</text:p>
        </text:list-item>
      </text:list>
      <text:h text:style-name="Heading_20_3" text:outline-level="3" text:is-list-header="false">
<text:bookmark-start text:name="OrgXref.orgd76dd95"/>
<text:bookmark text:name="orgd76dd95"/>Contemporary Textual Scholarship
<text:bookmark-end text:name="OrgXref.orgd76dd95"/></text:h>
      <text:list text:style-name="OrgNumberedList" text:continue-numbering="false">
        <text:list-item>
          <text:p text:style-name="Text_20_body">
<text:bookmark-start text:name="OrgXref.org0da0dd9"/>
<text:bookmark text:name="org0da0dd9"/>Earhart, Amy E. "Models of Digital Documentation: The 19th-Century Concord Digital Archive," Documentary Editing: Journal of the Association for Documentary Editing, Volume 31: 2010 ISSN 0196-7134
<text:bookmark-end text:name="OrgXref.org0da0dd9"/></text:p>
          <text:p text:style-name="Text_20_body">Drawing from Textual Scholarship (Jerome McGann and Ken Price) to
apply to the way we think about race.  Following McGann in "Imagining
what we don't know", she says "you must build the archive to learn
what you need to know" (Earhart 40). What she has is not an archive, a
repository, but a "search-and-display space for materials located on
disparate servers" (40-41).
</text:p>
        </text:list-item>
        <text:list-item>
          <text:p text:style-name="Text_20_body">
<text:bookmark-start text:name="OrgXref.org09bba81"/>
<text:bookmark text:name="org09bba81"/><text:span text:style-name="OrgDone">DONE</text:span> Earhart, Amy E. "Can Information Be Unfettered? Race and the New
<text:bookmark-end text:name="OrgXref.org09bba81"/></text:p>
          <text:p text:style-name="Text_20_body">Digital Humanities Canon" <text:span text:style-name="Emphasis">Debates in the Digital Humanities 2016</text:span>.
<text:a xlink:type="simple" xlink:href="https://dhdebates.gc.cuny.edu/read/untitled-88c11800-9446-469b-a3be-3fdb36bfbd1e/section/cf0af04d-73e3-4738-98d9-74c1ae3534e5">https://dhdebates.gc.cuny.edu/read/untitled-88c11800-9446-469b-a3be-3fdb36bfbd1e/section/cf0af04d-73e3-4738-98d9-74c1ae3534e5</text:a> 
</text:p>
          <text:p text:style-name="Text_20_body">Increased access to technology has not increased representation of
marginalized subjects or texts. How to create inclusive structures for
digitization projects. Earhart emphasizes accomodation of
technological standards (like the TEI) and institutional affiliation
(like DH centers and funding) to projects that are DIY. She also
emphasizes "theoretical work to do in teh selection, editing, and
technological manipulation of our materials" (316).
</text:p>
          <text:p text:style-name="Text_20_body">What we need is messiness:
</text:p>
          <text:list text:style-name="OrgBulletedList" text:continue-numbering="false">
            <text:list-item>
              <text:p text:style-name="Text_20_body">Cites Martha Nell Smith about DH practitioners fleeing cultural
</text:p>
            </text:list-item>
          </text:list>
          <text:p text:style-name="Text_20_body">criticism, sheltering in the objectivity of the computer.
</text:p>
          <text:list text:style-name="OrgBulletedList" text:continue-numbering="false">
            <text:list-item>
              <text:p text:style-name="Text_20_body">Earhart says that we have a structural problem, more than a problem
</text:p>
            </text:list-item>
          </text:list>
          <text:p text:style-name="Text_20_body">of selection, in DH (314). 
</text:p>
          <text:p text:style-name="Text_20_body">Begins by discussing the digital canon. Early excitement
(technodeterminism) about access to material has not borne out the
dissolution of hegemonic high (white) culture.
</text:p>
          <text:p text:style-name="Text_20_body">DH as a field is slow to incorporate cultural criticism, ala Alan
Liu (310). 
</text:p>
          <text:p text:style-name="Text_20_body">See: 
</text:p>
          <text:list text:style-name="OrgBulletedList" text:continue-numbering="false">
            <text:list-item>
              <text:p text:style-name="Text_20_body">Charles Chestnutt Archive
</text:p>
            </text:list-item>
            <text:list-item>
              <text:p text:style-name="Text_20_body">Schomburg Library for 19thC Black Women Writers
</text:p>
            </text:list-item>
            <text:list-item>
              <text:p text:style-name="Text_20_body">19th Century Digital Concord Archive (Earhart's project)
</text:p>
            </text:list-item>
          </text:list>
          <text:p text:style-name="Text_20_body">IN order for projects to actually succeed, they need affiliation and
funding, as well as rigorous technical standards. For example, <text:span text:style-name="Emphasis">NINES</text:span>
with the TEI. (315).
</text:p>
          <text:p text:style-name="Text_20_body">With her own project, the struggles with encoding multiple racial
identities over a single person: "how to appropriately apply
technological standards to shifting constructions of race" (316). 
</text:p>
        </text:list-item>
        <text:list-item>
          <text:p text:style-name="Text_20_body">
<text:bookmark-start text:name="OrgXref.org8dc432c"/>
<text:bookmark text:name="org8dc432c"/><text:span text:style-name="OrgTodo">TODO</text:span> Julia Flanders. “From Modeling to Interpretation.” Bits That
<text:bookmark-end text:name="OrgXref.org8dc432c"/></text:p>
          <text:p text:style-name="Text_20_body">Matter, <text:a xlink:type="simple" xlink:href="https://juliaflanders.wordpress.com/">https://juliaflanders.wordpress.com/</text:a>. Accessed 18 Aug. 2021.
</text:p>
        </text:list-item>
        <text:list-item>
          <text:p text:style-name="Text_20_body">
<text:bookmark-start text:name="OrgXref.org75dbfcd"/>
<text:bookmark text:name="org75dbfcd"/><text:span text:style-name="OrgTodo">TODO</text:span> Michelle Schwartz and Constance Crompton. “Remaking History:
<text:bookmark-end text:name="OrgXref.org75dbfcd"/></text:p>
          <text:p text:style-name="Text_20_body">Lesbian Feminist Historical Methods in the Digital Humanities.” Bodies
of Information: Intersectional Feminism and Digital Humanities, edited
by Elizabeth Losh and Jacqueline Wernimont, University of Minnesota
Press, 2018,
<text:a xlink:type="simple" xlink:href="https://dhdebates.gc.cuny.edu/read/untitled-4e08b137-aec5-49a4-83c0-38258425f145/section/5c06c277-b9c1-4caf-a81c-a6c201e08a5a">https://dhdebates.gc.cuny.edu/read/untitled-4e08b137-aec5-49a4-83c0-38258425f145/section/5c06c277-b9c1-4caf-a81c-a6c201e08a5a</text:a>.
</text:p>
        </text:list-item>
        <text:list-item>
          <text:p text:style-name="Text_20_body">
<text:bookmark-start text:name="OrgXref.org06d84aa"/>
<text:bookmark text:name="org06d84aa"/><text:span text:style-name="OrgTodo">TODO</text:span> Gailey, Amanda. 2011. “Rethinking Digital
<text:bookmark-end text:name="OrgXref.org06d84aa"/></text:p>
          <text:p text:style-name="Text_20_body">Editing Practices to Better Address Non-Canonical Texts," <text:span text:style-name="Emphasis">Documentary
Editing: Journal of the Association for Documentary Editing</text:span>, Volume
32: 2011 ISSN
0196-7134. <text:a xlink:type="simple" xlink:href="https://digitalcommons.unl.edu/cgi/viewcontent.cgi?article=1011&amp;context=docedit">https://digitalcommons.unl.edu/cgi/viewcontent.cgi?article=1011&amp;context=docedit</text:a>  
</text:p>
        </text:list-item>
        <text:list-item>
          <text:p text:style-name="Text_20_body">
<text:bookmark-start text:name="OrgXref.org1d7a2f6"/>
<text:bookmark text:name="org1d7a2f6"/><text:span text:style-name="OrgTodo">TODO</text:span> Smith, Martha Nell. “The Human Touch Software of the Highest
<text:bookmark-end text:name="OrgXref.org1d7a2f6"/></text:p>
          <text:p text:style-name="Text_20_body">Order: Revisiting Editing as Interpretation.” Textual Cultures,
vol. 2, no. 1, 2007, pp. 1–15. JSTOR,
<text:a xlink:type="simple" xlink:href="http://www.jstor.org/stable/30227853">http://www.jstor.org/stable/30227853</text:a>.
</text:p>
          <text:p text:style-name="Text_20_body">In 2005, at the STS meeting, "that a rigid set of orthodoxies, a
"right" way of doing editorial business, need not inform our practices
in order for them to be principled, rigorous, and reliably according
to standard" (1).
</text:p>
        </text:list-item>
        <text:list-item>
          <text:p text:style-name="Text_20_body">
<text:bookmark-start text:name="OrgXref.org463dfdb"/>
<text:bookmark text:name="org463dfdb"/>Piez, Wendell. "TEI in LMNL: Implications for Modeling." /Journal of
<text:bookmark-end text:name="OrgXref.org463dfdb"/></text:p>
          <text:p text:style-name="Text_20_body">the Text Encoding Initiative/. Isseue 8, December 2014 - December 2015
Selected Papers from the 2013 TEI
Conference. <text:a xlink:type="simple" xlink:href="https://doi.org/10.4000/jtei.1337">https://doi.org/10.4000/jtei.1337</text:a> 
</text:p>
        </text:list-item>
        <text:list-item>
          <text:p text:style-name="Text_20_body">
<text:bookmark-start text:name="OrgXref.org48ace89"/>
<text:bookmark text:name="org48ace89"/><text:span text:style-name="OrgTodo">TODO</text:span> La Fontaine, Robin. “Representing Overlapping Hierarchy as
<text:bookmark-end text:name="OrgXref.org48ace89"/></text:p>
          <text:p text:style-name="Text_20_body">Change in XML.” Presented at Balisage: The Markup Conference 2016,
Washington, DC, August 2 - 5, 2016. In Proceedings of Balisage: The
Markup Conference 2016. Balisage Series on Markup Technologies,
vol. 17 (2016). <text:a xlink:type="simple" xlink:href="https://balisage.net/Proceedings/vol17/html/LaFontaine01/BalisageVol17-LaFontaine01.html">https://balisage.net/Proceedings/vol17/html/LaFontaine01/BalisageVol17-LaFontaine01.html</text:a> 
</text:p>
        </text:list-item>
        <text:list-item>
          <text:p text:style-name="Text_20_body">
<text:bookmark-start text:name="OrgXref.org5db122b"/>
<text:bookmark text:name="org5db122b"/>Non-XML approaches for non-hierchical markup
<text:bookmark-end text:name="OrgXref.org5db122b"/></text:p>
          <text:p text:style-name="Text_20_body"><text:a xlink:type="simple" xlink:href="https://tei-c.org/release/doc/tei-p5-doc/en/html/NH.html#NHNX">https://tei-c.org/release/doc/tei-p5-doc/en/html/NH.html#NHNX</text:a> 
</text:p>
        </text:list-item>
        <text:list-item>
          <text:p text:style-name="Text_20_body">
<text:bookmark-start text:name="OrgXref.orgd5c6e82"/>
<text:bookmark text:name="orgd5c6e82"/><text:span text:style-name="OrgTodo">TODO</text:span> TEI 2019 conference papers
<text:bookmark-end text:name="OrgXref.orgd5c6e82"/></text:p>
          <text:p text:style-name="Text_20_body"><text:a xlink:type="simple" xlink:href="https://gams.uni-graz.at/context:tei2019">https://gams.uni-graz.at/context:tei2019</text:a> 
</text:p>
        </text:list-item>
        <text:list-item>
          <text:p text:style-name="Text_20_body">
<text:bookmark-start text:name="OrgXref.orge874a59"/>
<text:bookmark text:name="orge874a59"/><text:span text:style-name="OrgTodo">TODO</text:span> TEI 2022 conference program
<text:bookmark-end text:name="OrgXref.orge874a59"/></text:p>
          <text:p text:style-name="Text_20_body"><text:a xlink:type="simple" xlink:href="https://www.conftool.pro/tei2022/sessions.php">https://www.conftool.pro/tei2022/sessions.php</text:a> 
</text:p>
        </text:list-item>
        <text:list-item>
          <text:p text:style-name="Text_20_body">
<text:bookmark-start text:name="OrgXref.org1352b21"/>
<text:bookmark text:name="org1352b21"/><text:span text:style-name="OrgTodo">TODO</text:span> <text:span text:style-name="Emphasis">Scholarly Editing</text:span> journal
<text:bookmark-end text:name="OrgXref.org1352b21"/></text:p>
          <text:p text:style-name="Text_20_body"><text:a xlink:type="simple" xlink:href="https://scholarlyediting.org/">https://scholarlyediting.org/</text:a> 
</text:p>
        </text:list-item>
      </text:list>
      <text:h text:style-name="Heading_20_3" text:outline-level="3" text:is-list-header="false">
<text:bookmark-start text:name="OrgXref.org1485146"/>
<text:bookmark text:name="org1485146"/>TEI projects
<text:bookmark-end text:name="OrgXref.org1485146"/></text:h>
      <text:list text:style-name="OrgNumberedList" text:continue-numbering="false">
        <text:list-item>
          <text:p text:style-name="Text_20_body">
<text:bookmark-start text:name="OrgXref.org69dba12"/>
<text:bookmark text:name="org69dba12"/><text:span text:style-name="OrgTodo">TODO</text:span> Editing the Eartha M White Collection
<text:bookmark-end text:name="OrgXref.org69dba12"/></text:p>
          <text:p text:style-name="Text_20_body"><text:a xlink:type="simple" xlink:href="https://unfdhi.org/earthawhite/about-the-project">https://unfdhi.org/earthawhite/about-the-project</text:a> 
Editorial statement:
<text:a xlink:type="simple" xlink:href="https://unfdhi.org/ewproject/content/ew_index.xml#doubtsandconcerns">https://unfdhi.org/ewproject/content/ew_index.xml#doubtsandconcerns</text:a>
</text:p>
        </text:list-item>
        <text:list-item>
          <text:p text:style-name="Text_20_body">
<text:bookmark-start text:name="OrgXref.orgc09d9d0"/>
<text:bookmark text:name="orgc09d9d0"/>The Life Histories Collection
<text:bookmark-end text:name="OrgXref.orgc09d9d0"/></text:p>
          <text:p text:style-name="Text_20_body"><text:a xlink:type="simple" xlink:href="https://www.pitjournal.unc.edu/comment/6">https://www.pitjournal.unc.edu/comment/6</text:a> 
</text:p>
        </text:list-item>
        <text:list-item>
          <text:p text:style-name="Text_20_body">
<text:bookmark-start text:name="OrgXref.org64b6930"/>
<text:bookmark text:name="org64b6930"/><text:span text:style-name="OrgDone">DONE</text:span> Design, Development, and Documentation: Hacking TEI for Black
<text:bookmark-end text:name="OrgXref.org64b6930"/></text:p>
          <text:p text:style-name="Text_20_body">Digital Humanities, Jessica H. Lu and Caitlin Pollock.
<text:a xlink:type="simple" xlink:href="https://mith.umd.edu/digital-dialogues/dd-fall-2019-jessica-h-lu-caitlin-pollock/">https://mith.umd.edu/digital-dialogues/dd-fall-2019-jessica-h-lu-caitlin-pollock/</text:a>
</text:p>
          <text:p text:style-name="Text_20_body">"Black DH Schema" project. TEI as a tool that can be critiqued and
disrupted, that centers black people, lives, cultures, rather than
relegates to the margins. Can there be a schema that supports and
encourages black dh work, confirm and amplify black humanity rather
than perpetuate power structures. 
</text:p>
          <text:p text:style-name="Text_20_body">"Praxis over product", citing Catherine Knight Steele. 
3 directions:
</text:p>
          <text:list text:style-name="OrgBulletedList" text:continue-numbering="false">
            <text:list-item>
              <text:p text:style-name="Text_20_body">Using black history, culture and life to critique TEI standards.
</text:p>
            </text:list-item>
            <text:list-item>
              <text:p text:style-name="Text_20_body">Examining how TEI reinscribes reductive categories of humanity,
marking black people as objects.
</text:p>
            </text:list-item>
            <text:list-item>
              <text:p text:style-name="Text_20_body">How TEI can open an opportunity for recognition and support for
Black invention, creativity, play.
</text:p>
            </text:list-item>
          </text:list>
          <text:p text:style-name="Text_20_body">Creating a statement of values about rejecting white supremacists
hierarchies that normalize white modes of writing/scholarship.
</text:p>
          <text:p text:style-name="Text_20_body">creating elements and attributes that:
</text:p>
          <text:list text:style-name="OrgBulletedList" text:continue-numbering="false">
            <text:list-item>
              <text:p text:style-name="Text_20_body">cite black women
</text:p>
            </text:list-item>
            <text:list-item>
              <text:p text:style-name="Text_20_body">chosen names vs imposed names, unnamed. 
</text:p>
            </text:list-item>
            <text:list-item>
              <text:p text:style-name="Text_20_body">land acknowledgement - place name
</text:p>
            </text:list-item>
            <text:list-item>
              <text:p text:style-name="Text_20_body">tags for code-switching
</text:p>
            </text:list-item>
            <text:list-item>
              <text:p text:style-name="Text_20_body">tags for places beyond geographical point, "the corner," "kitchen
table", digital spaces.
</text:p>
            </text:list-item>
            <text:list-item>
              <text:p text:style-name="Text_20_body">tags that reflect complexity of black kinship and family, including
role names.
</text:p>
            </text:list-item>
          </text:list>
        </text:list-item>
        <text:list-item>
          <text:p text:style-name="Text_20_body">
<text:bookmark-start text:name="OrgXref.orgfcdcef0"/>
<text:bookmark text:name="orgfcdcef0"/><text:span text:style-name="OrgDone">DONE</text:span> Elisa Beshero-Bondar, "Black DH and a Challenge in Document Data Modeling
<text:bookmark-end text:name="OrgXref.orgfcdcef0"/></text:p>
          <text:p text:style-name="Text_20_body">Anna Julia Cooper's Responses to the Survey of Negro College
Graduates"
<text:a xlink:type="simple" xlink:href="https://slides.com/elisabeshero-bondar/ajcsurvey-keydh">https://slides.com/elisabeshero-bondar/ajcsurvey-keydh</text:a> 
Also, on sex and gender in orlando:
<text:a xlink:type="simple" xlink:href="https://slides.com/elisabeshero-bondar/gendertei#/3/3/0">https://slides.com/elisabeshero-bondar/gendertei#/3/3/0</text:a> 
</text:p>
        </text:list-item>
        <text:list-item>
          <text:p text:style-name="Text_20_body">
<text:bookmark-start text:name="OrgXref.org5ab212e"/>
<text:bookmark text:name="org5ab212e"/><text:span text:style-name="OrgTodo">TODO</text:span> <text:a xlink:type="simple" xlink:href="https://chesnuttarchive.org/">Charles Chesnutt Archive</text:a>
<text:bookmark-end text:name="OrgXref.org5ab212e"/></text:p>
          <text:p text:style-name="Text_20_body">From "Encoding Guidelines": "the current TEI guidelines do not offer
standards for the encoding of printed page proofs with handwritten
corrections" 
</text:p>
          <text:p text:style-name="Text_20_body">Current TEI guidelines for project:
<text:a xlink:type="simple" xlink:href="https://docs.google.com/spreadsheets/d/e/2PACX-1vQfOJpBPdLRedtoRCahMXHVn3TSZgMALfIJhQLS-DjC25qjAz0L4x10ngNB5Ts7YLlj7XkkB5V_A5o4/pubhtml?gid=0&amp;single=true">https://docs.google.com/spreadsheets/d/e/2PACX-1vQfOJpBPdLRedtoRCahMXHVn3TSZgMALfIJhQLS-DjC25qjAz0L4x10ngNB5Ts7YLlj7XkkB5V_A5o4/pubhtml?gid=0&amp;single=true</text:a> 
</text:p>
          <text:p text:style-name="Text_20_body">Specific guidelines for galley proofs: 
<text:a xlink:type="simple" xlink:href="https://chesnuttarchive.org/pdf/cwca_galley_proof_encoding_guidelines.pdf">https://chesnuttarchive.org/pdf/cwca_galley_proof_encoding_guidelines.pdf</text:a> 
</text:p>
        </text:list-item>
        <text:list-item>
          <text:p text:style-name="Text_20_body">
<text:bookmark-start text:name="OrgXref.orge877ffa"/>
<text:bookmark text:name="orge877ffa"/><text:a xlink:type="simple" xlink:href="https://libguides.nypl.org/african-american-women-writers-of-the-19th-Century">African American Women Writers of the 19th Century</text:a>
<text:bookmark-end text:name="OrgXref.orge877ffa"/></text:p>
        </text:list-item>
        <text:list-item>
          <text:p text:style-name="Text_20_body">
<text:bookmark-start text:name="OrgXref.org6af44bf"/>
<text:bookmark text:name="org6af44bf"/><text:span text:style-name="OrgTodo">TODO</text:span> Peter Still Digital Edition
<text:bookmark-end text:name="OrgXref.org6af44bf"/></text:p>
          <text:p text:style-name="Text_20_body"><text:a xlink:type="simple" xlink:href="https://stillpapers.org/about">https://stillpapers.org/about</text:a>
</text:p>
        </text:list-item>
      </text:list>
      <text:h text:style-name="Heading_20_1" text:outline-level="1" text:is-list-header="false">
<text:bookmark-start text:name="OrgXref.org9e7417d"/>
<text:bookmark text:name="org9e7417d"/>outline
<text:bookmark-end text:name="OrgXref.org9e7417d"/></text:h>
      <text:h text:style-name="Heading_20_2" text:outline-level="2" text:is-list-header="false">
<text:bookmark-start text:name="OrgXref.orgd593361"/>
<text:bookmark text:name="orgd593361"/>intro / question
<text:bookmark-end text:name="OrgXref.orgd593361"/></text:h>
      <text:p text:style-name="Text_20_body">How do editorial practices with TEI engage queerness? How might they
approach queerness and schematization?
</text:p>
      <text:list text:style-name="OrgBulletedList" text:continue-numbering="false">
        <text:list-item>
          <text:p text:style-name="Text_20_body">The answer has to do with examining TEI structure for the way it
perpetuates certain assumptions.
</text:p>
        </text:list-item>
        <text:list-item>
          <text:p text:style-name="Text_20_body">But not only to examine this structure, but also to offer methods
for subverting it.
</text:p>
        </text:list-item>
      </text:list>
      <text:p text:style-name="Text_20_body">Tinseley's call to the material. 
</text:p>
      <text:h text:style-name="Heading_20_2" text:outline-level="2" text:is-list-header="false">
<text:bookmark-start text:name="OrgXref.org009667a"/>
<text:bookmark text:name="org009667a"/>textual scholarship &amp; queer historiography
<text:bookmark-end text:name="OrgXref.org009667a"/></text:h>
      <text:list text:style-name="OrgBulletedList" text:continue-numbering="false">
        <text:list-item>
          <text:p text:style-name="Text_20_body">summary of my work on <text:span text:style-name="Emphasis">Dorian Gray</text:span>
</text:p>
        </text:list-item>
        <text:list-item>
          <text:p text:style-name="Text_20_body">summary of productive vs restorative approaches. The question of
historical queerness mirrors that of editorial intent 
</text:p>
        </text:list-item>
      </text:list>
      <text:h text:style-name="Heading_20_2" text:outline-level="2" text:is-list-header="false">
<text:bookmark-start text:name="OrgXref.orgbcd7725"/>
<text:bookmark text:name="orgbcd7725"/>Form and politics
<text:bookmark-end text:name="OrgXref.orgbcd7725"/></text:h>
      <text:list text:style-name="OrgBulletedList" text:continue-numbering="false">
        <text:list-item>
          <text:p text:style-name="Text_20_body">Jose Munoz
</text:p>
        </text:list-item>
        <text:list-item>
          <text:p text:style-name="Text_20_body">But my perspective has been insufficient, going from boundedness to
heirarhcy.
</text:p>
        </text:list-item>
        <text:list-item>
          <text:p text:style-name="Text_20_body">The document model is a governing structure that imposes power
dynamics.
</text:p>
        </text:list-item>
        <text:list-item>
          <text:p text:style-name="Text_20_body">Containment vs dominance.  
</text:p>
        </text:list-item>
        <text:list-item>
          <text:p text:style-name="Text_20_body">Dominance is totalizing, or bureaucratic.
</text:p>
        </text:list-item>
      </text:list>
      <text:h text:style-name="Heading_20_2" text:outline-level="2" text:is-list-header="false">
<text:bookmark-start text:name="OrgXref.orgd9a3520"/>
<text:bookmark text:name="orgd9a3520"/>Black Digital Practice
<text:bookmark-end text:name="OrgXref.orgd9a3520"/></text:h>
      <text:list text:style-name="OrgBulletedList" text:continue-numbering="false">
        <text:list-item>
          <text:p text:style-name="Text_20_body">Jessica Marie Johnston's methods of narrativizing and nullifying. 
</text:p>
        </text:list-item>
      </text:list>
      <text:h text:style-name="Heading_20_2" text:outline-level="2" text:is-list-header="false">
<text:bookmark-start text:name="OrgXref.orgf0eb94f"/>
<text:bookmark text:name="orgf0eb94f"/>the future of editing
<text:bookmark-end text:name="OrgXref.orgf0eb94f"/></text:h>
      <text:h text:style-name="Heading_20_1" text:outline-level="1" text:is-list-header="false">
<text:bookmark-start text:name="OrgXref.org5db9b0c"/>
<text:bookmark text:name="org5db9b0c"/>draft
<text:bookmark-end text:name="OrgXref.org5db9b0c"/></text:h>
      <text:h text:style-name="Heading_20_2" text:outline-level="2" text:is-list-header="false">
<text:bookmark-start text:name="OrgXref.org59c8a91"/>
<text:bookmark text:name="org59c8a91"/>intro
<text:bookmark-end text:name="OrgXref.org59c8a91"/></text:h>
      <text:p text:style-name="Text_20_body">This paper considers the potential alignment between a rigidly
structured and constraining editorial format, the TEI, and a
strategically nebulous collection of identities and politics expressed
by the designation of queer. It considers how textual editing
practices with the TEI might reflect or engage modes of resistance
against dominant structures as theorized by Queer Studies. It then
proposes a possible future editorial methodologies that rework
dominant structures to center marginalized and non-normative subjects.
</text:p>
      <text:p text:style-name="Text_20_body">This project begins with a self-reflection on my work developing a TEI
schema to mark up the homoerotic content that Oscar Wilde edited out
of his novel, <text:span text:style-name="Emphasis">The Picture of Dorian Gray</text:span> (1890). I point out how, in
my focus on creating a new schema to mark up the text's queerness, I
naively failed to notice mutually reinforcing dominance structures
across data formats and text encoding practices. To correct that
oversight, this paper draws from the insights of Queer of Color's
<text:span text:style-name="Emphasis">Critique</text:span> on Queer Studies as a political project that energizes
thinking about electronic data formats. Turning to the TEI schema, I
examine the debates about hierarchical structures on data
modelling. Then, I point to Jessica Marie Johnson's research on the
archive of slavery to highlight the structuring modes of recovery
work. Johnson's methodology offers a model for reworking some of the
more invisible forces that determine historical inquiry and
meaning-making. I close by highlighting examples of contemporary
editorial projects that resist structural constraints through
collaborative and minimalist practices.
</text:p>
      <text:h text:style-name="Heading_20_2" text:outline-level="2" text:is-list-header="false">
<text:bookmark-start text:name="OrgXref.org7daaa9d"/>
<text:bookmark text:name="org7daaa9d"/>textual scholarship and queer historiography
<text:bookmark-end text:name="OrgXref.org7daaa9d"/></text:h>
      <text:p text:style-name="Text_20_body">I begin with my own trajectory of thinking on the subject. Early in
graduate school, I took a course on Textual Scholarship that seemed to
ground the heady atmosphere of seminar discussion in the comforting,
physical fact of the text–something that takes up space in the world,
that I could literally touch. I then discovered that textual editing
methodologies like the TEI, which rooted intellectual work in the
minute labor of transcription and markup, brought me to think deeply
and critically about formal aspects of text. It was at that time that
I was introduced to Jerome McGann's <text:span text:style-name="Emphasis">Radiant Textuality: Litery
Studies After The Worldwide Web</text:span> (2001), and his position that digital
tools in literary scholarship ought to work as "prosthetic
extension[s] of that demand for critical reflection" (McGann 2001,
18). McGann's ideas solidifed something essentially creative about the
critial process, which helped me to form my early conviction that
literary analysis ought to build from considerations of textual form.
</text:p>
      <text:p text:style-name="Text_20_body">With this in mind, I pursued genetic editing projects that would allow
me to trace the development of a text through its revision
history. Here, I turned to Oscar Wilde's manuscript of <text:span text:style-name="Emphasis">The Picture of
Dorian Gray</text:span> (1890), a holograph draft that he revised heavily before
sending it for publication in <text:span text:style-name="Emphasis">Lippincott's Monthly Magazine</text:span> on June
20, 1890 (Calado 2022).<text:note text:id="fn1" text:note-class="footnote"><text:note-citation>1</text:note-citation><text:note-body><text:p text:style-name="Footnote">See Wilde and Frankel, pp. 40–54, for a more complete
accounting of the preparation of the typescript for publication.
</text:p></text:note-body></text:note> Of Wilde's revisions, I focused on those
concerning the homoerotic innuendos between the story's three main
characters, Basil Hallward, Lord Henry Wotten, and the eponymous
Dorian Gray. I marked up these revisions according to four main
themes: "intimacy," "beauty," "passion," and "fatality," with the
additional values of "inconclusive" and "illegible" for moments that
challenged transcription. The theme tags express general patterns for
the revisions, including the stifling of emotional tension, physical
affection, references to beauty and passion, and to the obsessive and
self-destructive effects of infatuation. In addition to marking up
conceptual changes to the manuscript, I also noted the physical
changes, that is, the presence and number of Wilde's pen strokes as he
eliminated spans of text.
</text:p>
      <text:p text:style-name="Text_20_body">I drew together my encoding principles for this project from across
the disparate fields of Textual Scholarship and Queer Historiography,
who within their own spheres of influence are having what I perceive
to be a similar debate about the historian's impulse toward
recovery. Until the popularization of the digital editing methods in
the 90s and early 2000s, Textual Scholarship tends to privilege the
editor as a recoverer or preserver of text, with prominent editors
like Ronald B. McKerrow promoting authorial intention as the highest
criterion for editorial decisions.<text:note text:id="fn2" text:note-class="footnote"><text:note-citation>2</text:note-citation><text:note-body><text:p text:style-name="Footnote">McKerrow's position was subsequently developed through the
work of Walter W. Greg, who expanded the critic's purview beyond the
single copy-text, and then to Fredson Bowers and Thomas Tanselle who
proposed an eclectic editing practice that could distill authorial
intention from multiple sources.
</text:p></text:note-body></text:note> Toward the end of the 20th
century, this emphasis on authorial intention, which I call the
"restorative approach," begins to shift in the wake of new tools that
can multiply, rather than narrow, the potential forms that editorial
work might take. Here, the work of Jerome McGann, drawing from Donald
F. McKenzie's "sociology of text" which challenges the idea a single
text could ever represent an "ideal" version, explores how electronic
environments open a space for representing textual variation
unhindered by the limitations of the codex format. Opposed to the
restorative approach of their predecessors, McKenzie and McGann's
approach, which I call "productive," subscribes the text to new
configurations that explore formal significance. Moving to the field
of Queer Historiography, I found an analogous debate between
restorative and productive practices. One side of the debate, the
"unhistoricists," argue that queerness in the past cannot be
scrutinized in the present without subscribing it to a teleology that
effectively normalizes its essential alterity, its quality of
resistence that constitutes queerness. The historicists, by contrast,
maintain that queerness can be traced as a historically situated
phenomenon, and requires historical specificity in order to be
legible.<text:note text:id="fn3" text:note-class="footnote"><text:note-citation>3</text:note-citation><text:note-body><text:p text:style-name="Footnote">For instance, Valerie Traub's argument that the term "queer"
loses its descriptive value if applied ahistorically: "Queer's
free-floating, endlessly mobile, and infinitely subversive capacities
may be strengths–allowing queer to accomplish strategic maneuvers
that no other concept does–but its principled imprecision implies
analytic limitations" (Traub, 2013: 33)
</text:p></text:note-body></text:note> Offering a solution to the debate, Heather Love
proposes a critical methodology that, I argue, evokes the "productive
approach." Instead of attempting to incorporate queerness into
contemporary perspectives, her method, called "feeling backward,"
attends to the ways that queerness eludes containment or
knowability.
</text:p>
      <text:p text:style-name="Text_20_body">Guided by the "productive" approach of Textual Scholarship and Queer
Historiography, I set out to mark up information that I suspected
would provoke the bounds of the tags themselves. My editorial work on
this project unearthed, as I had expected it to, a resistence to the
demand for fixity in the TEI schema. The boundedness of the TEI
format, which encapsultates data within a structured set of tags,
struggled against the porous perimeters of these queer themes in the
text. My custom schema engaged the difficulty of this conceptual
information with the physical register of Wilde's pen strokes across
the pages, which sometimes failed to map with the themes. While some
of the editorial were straightforward, for example, that of
"intimacy," like when Basil "tak[es] hold of [Lord Henry's] hand"
(Wilde 9), or when Dorian's "cheek just brushed [Basil's] cheek"
(Wilde 20), others were more difficult. Sometimes, the revisions of
intimacy had the attendant effect of mitigating the sense of fatality
that surrounds Basil's attraction to Dorian. In one striking moment
from the dialogue, for example, Basil struggles to impart to Lord
Henry the effect of his passion for Dorian Gray. The original line in
the manuscript reads: "Lord Henry hesitated for a moment. ‘And what is
that?' he asked, in a low voice. ‘I will tell you,' said Hallward, and
a look of pain came over his face. ‘Don't if you would rather not,'
murmured his companion, looking at him" (9). In the revised version,
Lord Henry "laugh[s]" rather than "hesistate[s]," he no longer speaks
"in a low voice," and his "look of pain" is neutralized into "an
expression of perplexity." These changes, which lighten a particularly
tense display of intimacy, work to obscure Basil's internal suffering,
evoking the theme of "fatality." Marking up the number of pen strokes
also reinforces the limitations of TEI's nested structure: while the
word "look" is struck too heavily to be counted, the word "pain"
contains a single stroke. With the TEI, it is impossible to mark the
number of strokes for each word without separating this single revision
into two instances.
</text:p>
      <text:h text:style-name="Heading_20_2" text:outline-level="2" text:is-list-header="false">
<text:bookmark-start text:name="OrgXref.org09433f6"/>
<text:bookmark text:name="org09433f6"/>the TEI structure
<text:bookmark-end text:name="OrgXref.org09433f6"/></text:h>
      <text:p text:style-name="Text_20_body"> flows in what Julia Flanders describes as "a
spectrum of smooth information" (Flanders). 
</text:p>
      <text:p text:style-name="Text_20_body">This formal experiment, however "productive" in its refusal against
the restorative impulse, now seems insufficient. The more that I work
with TEI, the more I come to realize that the problem with its data
model goes beyond the boundedness of its elements, and toward a
dominating structure that it imposes on textual "data." At the root of
TEI's rigidity is its hierarchical document model, a tree structure
that propagates implicit power relations between elements in the
document: each element within the tree structure subscribes to a power
dynamic that defers to the parent element and dominates the
subordinate ones. Within this architecture, information is not only
encapsulated or bound, it is also <text:span text:style-name="Emphasis">dominated</text:span> by the standards of each
governing tag, its syntax, model, attributes, and contents.
</text:p>
      <text:p text:style-name="Text_20_body">In a data model where all elements must conform to a tree structure,
there is no easy solution for resisting dominance. Two examples, 15
years apart, serve to illustrate attempts to do so within the TEI
community. The first occurs in 2008, when XML researcher Jeni Tennison
explains that power relations often remain invisible until conflicts
arise, such as that of element overlap. As she explains, "Analysing
the way in which the syntactic (sentence/phrase) structure overlaps
with the prosodic (stanza/line) structure is one important way in
which you can analyse a poem" (Tennison 2008, "Overlap, Containment,
and Dominance").
</text:p>
      <text:p text:style-name="Text_20_body">Such conflicts stem from the clashing of different encoding priorities
across the structural and semantic readings of the document, where the
layers of structure, meter, grammar, and semantics can propagate
contentious claims on a single word or line of text. Here, a sentence
might overflow to the next line or the next page, or a single word
might be part of different metrical feet. These idiosyncracies, by
which poetry can give pleasure through surprise, present a challenge
for the TEI. In light of this challenge, Tennison "want[s] to see if
we can get away with not having hierarchy as a fundamental part of the
information model" (Tennison 2008, "Essential Hierarhcy"). In a series
of blog posts, she frames the problem as an issue between dominance
and containment:
</text:p>
      <text:p text:style-name="Quotations">When you’re talking about overlapping structures, it’s useful to make
the distinction between structures that <text:span text:style-name="Emphasis">contain</text:span> each other and
structures that <text:span text:style-name="Emphasis">dominate</text:span> each other. Containment is a happenstance
relationship between ranges while dominance is one that has a
meaningful semantic. A page may happen to contain a stanza, but a poem
domainates the stanzas that it contains. Tennison 2008, "Overlap,
Containment, and Dominance"; emphasis original
</text:p>
      <text:p text:style-name="Text_20_body">Tennison proposes solutions for markup to prioritize containment while
also suggesting dominance relationships, one of which is a new (but
now unsupported) markup language, "The Layered Markup and Annotation
Language" (LMNL). Its central feature involves using a series of
ranges that describe start and stop points for an element rather than
nesting elements one inside the other. In the example below, the tags
are left open to accomodate additional ranges:
</text:p>
      <text:p text:style-name="Text_20_body">[book [title [lang}en{lang]}Genesis{title]}
[chapter}
[section [title}The creation of the world.{title]}
[para}
[v}[s}[note}In the beginning of creation, when God made heaven and
earth,{note [alt}In the beginning God created heaven and
earth.{alt]]{v] [v}the earth was without form and void, with darkness
over the face of the abyss, [note}and a mighty wind that swept{note [alt}and
the spirit of God hovering{alt]] over the surface of the waters.{s]{v]
[v}[s}God said, [quote}[s}Let there be a light{s]{quote], and there
was light;{v] [v}and God saw that the light was good, and he separated
the light from darkness.{s]{v] [v}[s}He called the light day, and the
darkness night. So evening came, and morning came, the first
day.{s]{v]
{para]
…{chapter]…{section]…{book] "The Layered Markup and Annotation
Language (LMNL)" 
</text:p>
      <text:p text:style-name="Text_20_body">This language indicates dominance relationships through layering
markers, rather than through a tree structure. Despite this feature,
the document object model is considerably less readable than the TEI.
</text:p>
      <text:p text:style-name="Text_20_body">The problem with TEI, and more deeply, with its parent structure, XML,
is that dominance structures are totalizing. This becomes apparent in
attempts to curtail this dominance, which results in redundancy and
convolution. For example, the TEI Guidelines's suggestions for
handling dominance appear excessively elaborate by comparison to more
traditional TEI markup. Module 16, on "Linking, Segmentation, and
Alignment," describes various methods for encoding information that is
not hierarchic or linear, including the use of pointers, blocks,
segments, anchors, correspondence, alignment, synchronization,
aggregation, alternation, sequesteration, marginalization, among
others. These solutions work by severing elements into components that
have their own hierarchy which can be later recombined into the
dominant hierarhcy. More suggestions appear in Module 20,
"Non-hierarchical Structures," which include: "redundant encoding of
information in multiple forms," and "the use of empty elements to
delimit the boundaries of a non-nesting structure." Here, information
takes different formal configurations which dilute hierarchical
coherence required by the TEI.
</text:p>
      <text:p text:style-name="Text_20_body">In a data model where all elements must conform to a tree structure,
there is no easy solution for managing dominance. At the most recent
annual TEI Conference and Members Meeting in 2022, Elisa
Beshero-Bondar and her team reflected on their work developing a
<text:span text:style-name="OrgCode">&lt;gender&gt;</text:span> element for the TEI guidelines. Their proposal for a new
<text:span text:style-name="OrgCode">&lt;gender&gt;</text:span> element, which is careful to weigh the expressive and
theoretical potential for representing gender against the possible
risks of reifying normative cultural biases, runs up against the issue
of hierarchical dominance. As other projects seeking to encode plural
or multiple gender ontologies have explained,<text:note text:id="fn4" text:note-class="footnote"><text:note-citation>4</text:note-citation><text:note-body><text:p text:style-name="Footnote">See Thain, "Perspective: Digitizing the Diary–Experiments in
Queer Encoding" and Caughie et al, "Storm Clouds on the Horizon:
Feminist Ontologies and the Problem of Gender".
</text:p></text:note-body></text:note> these ontologies
may take manifold forms, some of which can be contained within a
capacious enough set of tags and attributes, such as distinct
<text:span text:style-name="OrgCode">&lt;gender&gt;</text:span> and <text:span text:style-name="OrgCode">&lt;sex&gt;</text:span> tags and attributes that mark gender changes
across time, as proposed by Beshero-Bondar and her team. Other gender
ontologies, however, are too fluid to be separated into distinct
categories. In the latter case, the problem goes deeper than the tag
itself to test the hierarchical structure of the TEI document
model. As Beshero-Bondar and her colleagues explain about revising the
existing <text:span text:style-name="OrgCode">&lt;sex&gt;</text:span> element,
</text:p>
      <text:p text:style-name="Quotations">Unexpectedly, we found ourselves confronting the Guidelines’
prioritization of personhood in discussion of sex, likely stemming
from the conflation of sex and gender in the current version of the
Guidelines. In revising the technical specifications describing sex,
we introduced the term “organism” to broaden the application of sex
encoding. We leave it to our community to investigate the fluid
concepts of gender and sex in their textual manifestations of
personhood and biological life. Beshero-Bondar et al.
</text:p>
      <text:p text:style-name="Text_20_body">While the new proposed element, <text:span text:style-name="OrgCode">&lt;gender&gt;</text:span>, gives the team some
capacity to represent gender as distinct from sex, the tagging
structure nonetheless perpetuates a rule that "sex" serves some
concept of personhood. The proposed solutions to this problem, which
include exchanging <text:span text:style-name="OrgCode">&lt;person&gt;</text:span> for the more capacious <text:span text:style-name="OrgCode">&lt;organism&gt;</text:span> and
<text:span text:style-name="OrgCode">&lt;entity&gt;</text:span>, as recently proposed in the TEI documentation
itself, keeps intact the notion that "sex" is something a person
"contains," that is, sex as something belonging, possessed, or
expressed by a notion of personhood (martindholmes 2022).
</text:p>
      <text:h text:style-name="Heading_20_2" text:outline-level="2" text:is-list-header="false">
<text:bookmark-start text:name="OrgXref.orgad46cf3"/>
<text:bookmark text:name="orgad46cf3"/>Queer of Color Critique
<text:bookmark-end text:name="OrgXref.orgad46cf3"/></text:h>
      <text:p text:style-name="Text_20_body">For working within systems of dominance, one might turn to Queer of
Color Critique for inspiration. Roderick A. Ferguson, who coined the
field's name, explains that "Queer of Color Critique decodes culture
fields not from a position outside those fields, but from within them,
as those fields account for the queer of color subject's historicity"
(Ferguson 2004, 4). In the wake of increasing mainstream acceptance,
when White queer critics begin to grapple with distinguishing
queerness from heteronormative and neoliberal politics, Queer of Color
Critique proposes a framework that foregrounds the imbrication of
sexuality and race. One central text, <text:span text:style-name="Emphasis">Cruising Utopia: The Then and
There of Queer Futurity</text:span>, by José Esteban Muñoz, frames its
intersectional approach as a rebuke of Queer Negativity. What Muñoz
describes as the "antirelational turn," perhaps exemplified most
famously by Lee Edelman's <text:span text:style-name="Emphasis">No Future: Queer Theory and the Death
Drive</text:span>, associates queerness with self-desctructiveness, abjection,
passivity, negation, etc., with the goal of resisting gay assimilation
into a neoliberal mainstream. Muñoz points out that this frame of
thinking builds a politics from a willful blindness toward difference,
particularly toward racial difference:
</text:p>
      <text:p text:style-name="Quotations">[M]ost of the work with which I disagree under the provisional title
of "antirelational thesis" moves to imagine an escape of denouncement
of relationality as first and foremost a distancing of queernes from
what some theorists seem to think of as the contamination of race,
gender, or other particularities that taint the purity of sexuality as
the singular trope of difference. In other words, antirelational
approaches to queer theory are romances of the negative, wishful
thinking, and investments in deferring various dreams of
difference. Muñoz 2009, 11
</text:p>
      <text:p text:style-name="Text_20_body">Framed this way, the antirelational thesis effectively negates the
critical work of intersectionality and third-wave feminism that brings
multiple minority subject positions into relation and toward political
solidarity. Drawing racial and gender minority positions into
conversation with sexuality, Muñoz argues, enables new forms of
politically-potent collectivism.
</text:p>
      <text:p text:style-name="Text_20_body">Studying queerness as a time-bound phenomenon, Muñoz finds the
strongest political utility for imagining connections between the
past/present and the future, specifically, a future that will never
come to be. He asserts that, "Queerness is not yet here. Queerness is
an ideality… We may never touch queerness, but we can feel it in the
warm illumination of a horizon imbued with potentiality" (1). Framing
"queerness" as utopia that will never come into fruition, Muñoz
argues, enables two critical moves. The first is to glimpse queerness
as a guiding structure that motivates critical and collective
thinking: "Utopia is an ideal, something that should mobilize us, push
us forward. Utopia is not prescriptive; it renders potential
blueprints of a world not quite here, a horizon of possibility, not a
fixed schema" (Muñoz 2009, 97). Second, utopia's unattainability
forecloses attempts of incorporation into the mainstream: "holding
queerness in a sort of ontologically humble state… staves off the
ossifying effects of neoliberal ideology and the degredation of
politics brought about by representations of queerness in popular
culture" (Muñoz 2019, 22). By virtue of being "not yet here," in other
words, queerness can structure modes of being that resist being
conscripted into majoritarian systems.
</text:p>
      <text:p text:style-name="Text_20_body">Nearly two decades after its emergence, Queer of Color Critique
influences a number of cultural studies methods that foreground race,
including Black Feminist Studies. Scholars in this field often work
with one of the most precarious datasets in history–that of slavery's
archive, which contains "archival violence" not only in the form of
records that literally obscure information, but also in the language
that cannot approximate experience, and in the discourse that dictates
silence (Hartman 2008, 2). In her book, <text:span text:style-name="Emphasis">Wicked Flesh: Black Women,
Intimacy, and Freedom in the Atlantic World</text:span>, Johnson takes up a
collection of documents written by slave-owning men, traders, and
colonial officials to read narratives of resistance in black womens'
lives. Her sources consist of official documents, marriage and baptism
records from the 17th century, for example, that "often contain
incomplete information" which she "bring[s] together in careful and
creative ways" (Johnson 2020, 5). Her readings of these documents
weave a complicated and nuanced picture of black womens's lives and
how they negotiated their own freedom practices within the
circumscribed system of white, male, slave-owning dominance in early
Atlantic world. Here, Johnson demonstrates two critical methods that
resist the rigid constraints that bound her inquiry. The first is a
strategy of narration, where Johnson interweaves fragments that, on
their own, tell a story of bondage and subjection to power. Rather
than reify this dominating narrative, Johnson relates the “ways black
women sought out profane, pleasurable, and erotic entanglements as
practices of freedom” (Johnson 2020, 12). She frames each chapter with
the story of different figure from the archive, constructing for the
reader a vivid scene from the woman's life in a way that foregrounds
her character and accomplishment. For example, a dinner party by
Seignora Catti, "a wealthy merchant in her own right, had leveraged
her status as the wife of a European against her commercial savvy and
the opportunities and experience of living in the middle ground
between the Atlantic Ocean to the west and the Wolof sovereigns in the
east for her own benefit" (Johnson 16). The notes reveal that the
sources for Catti's biography stem from biographical writings
featuring Jean Barbot, a commercial agent for a French slaving company
based in Senegal. In Johnson's narrative, Barbot functions as a
supporting character, a guest at Catti's dinner party who serves to
distinguish her graciousness and work as a host. Johnson's method of
bringing Catti into the foreground requires more than just assembling
fragments from Barbot's biographies; it requires narrating from what
Johnson describes at the end of her book as "a deeper well of women,
communities, practices, strategies, failures, and terrors that shaped
the meaning of freedom and a faith in the possibility of emancipation"
(Johnson 2020, 231). These histories, which will never be known,
influence stories like the one of Seignora Catti, "the part we are
able to witness" (Johnson 2020, 231).
</text:p>
      <text:p text:style-name="Text_20_body">In addition to through and between the fragments in the record,
Johnson's critical method invovles re-encoding its silences. Drawing
from Hortense Spillers's theorizing on the effects of slavery on
gender, Johnson's project works to "rejec[t] discourses of black women
as lascivious or wicked, and transmut[e] them into practices of
defiance and pleasure for themselves" (Johnson 2020, 10). This work
emerges most provocatively in the way that Johnson handles information
that is missing from the archive, for example, a census that ignores
the presence of black women and girls living in the New Orleans area
in the early 18th century. Reading these absences as "null values,"
rather than absent values or zero values,<text:note text:id="fn5" text:note-class="footnote"><text:note-citation>5</text:note-citation><text:note-body><text:p text:style-name="Footnote">Johnson here draws from Jacob Gaboury's work on resisting
compulsory identification in social media. See Gaboury,
Jacob. "Becoming NULL: Queer Relations in the Excluded Middle." <text:span text:style-name="Emphasis">Women
&amp; Performance: a Journal of Feminist Theory</text:span>. 28:2, 2018. pp. 143-158.
</text:p></text:note-body></text:note> Johnson reframes the
absence of information into resistence, in particular, to "resis[t]
equating the missing or inapplicable information with black death"
(Johnson 2020, 135). Asserting these null values allows Johnson to
index where these women exceed the logics of colonial
subjectification:
</text:p>
      <text:p text:style-name="Quotations">It is possible to see their absence as evidence of either their
perceived nonexistence or lack of importance, or inferior
data-collection practices. It is also possible, however, to hear in
the register's silence the ecstatic shout of black freedom practices
transgressing colonial desires, black people forming maps of kin
between towns and countryside, black women loving each other into free
states that could not be counted by census officials, much less
managed by imperial entities or recorded on manuscript pages. Johnson
2020, 143
</text:p>
      <text:p text:style-name="Text_20_body">Tracing histories of what could have been, but what is not recorded,
because it does not fit into dominant systems of quantification,
Johnson describes the radical seeking of "joy and pleasure, g[iving]
birth, mother[ing] spaces of care and celebration, and cultivat[ing]
expressive and embodied aesthetic practices to heal from the everyday
toil of their laboring lives" (Johnson 10). By virtue of not being
counted, Johnson argues, these women show "where they exceed the
bounds of colonial power" that is based on the quantification and
commodification of black life. These null values allow Johnson to
frame "blackness not as bondage… but as future possibility" (Johnson
2020, 10).
</text:p>
      <text:h text:style-name="Heading_20_2" text:outline-level="2" text:is-list-header="false">
<text:bookmark-start text:name="OrgXref.org2a9ae54"/>
<text:bookmark text:name="org2a9ae54"/><text:span text:style-name="OrgTodo">TODO</text:span> The future of editing
<text:bookmark-end text:name="OrgXref.org2a9ae54"/></text:h>
      <text:p text:style-name="Text_20_body">By way of conclusion, I will highlight two recent TEI projects
displaying encoding practices that, like Johnson's work on slavery's
archive, resist rigid structures of dominance. For, as Amy Earhart
points out, editorial practices are bound by structures deeper than
the TEI data format. The obstacles that prevent many text encoding
projects from succeeding have to do with the absence of strong
institutional support and funding. In what follows, I look at how two
projects take what Earhart describes as a "DIY approach" that defies
the structural constraints of both the institution and the data format
(Earhart 2010, 314).
</text:p>
      <text:p text:style-name="Text_20_body">The first project, the <text:span text:style-name="Emphasis">Editing the Eartha M.M. White Collection</text:span>,
based at the University of Florida, is an electronic archive of
personal correspondence and other documents related to Eartha
M.M. White (1876–1974), the founder of the Clara White Mission and a
leader of Jacksonville, Florida's African American
community. Beginning in a classroom in 2016, this project continues to
grow through the collaborative effort of students, faculty, staff at
UNF, with recent efforts being made to expand into the Jacksonville
community more broadly. To facilitate collaboration on the project,
they share their TEI documents on GitHub, an online space for
publishing digital work (used primarily for collaborating on open
software), and offer detailed, step-by-step intructions for new
editors to get started with text encoding. The introductory guide to
the archive, which is written for all levels of experience, indicates
that this project draws significantly from a non-specialist and
community knowledge. 
</text:p>
      <text:p text:style-name="Text_20_body">The second project, <text:span text:style-name="Emphasis">The Peter Still Papers</text:span>, based at Rutgers
University, collects and publishes correspondence (1850-1875) relating
to Peter Still's attempts to purchase freedom for his wife and
children in Alabama, and includes letters by William Lloyd Garrison,
Horace Greeley, and Harriet Beecher Stowe. This "Documentary Edition"
makes selective use of tags based on the TEI-Lite model, with the goal
of bringing out a particular narrative among the papers:
</text:p>
      <text:p text:style-name="Quotations">Our intention with the markup has been to produce a rough idea of the
<text:span text:style-name="Emphasis">aboutness</text:span> of each letter, and not to count every reference to a
person or a place. Consequently, the persName and placeName tags have
been used selectively…. in the personography file, we have made an
attempt to include only those people who were significant in Peter
Still’s world, namely family, friends, and people who helped or
hindered him in his mission. <text:span text:style-name="Emphasis">The Peter Still Papers</text:span> 2015-2022, "About"
</text:p>
      <text:p text:style-name="Text_20_body">Their minimalist tagging scheme reflects an inventive approach toward
the structural limitations surrounding the creation of the archive:
first, the scope of the documents themselves, none of which are
written in Still's hand reflect what editors describe as "only one
side of a conversation, punctuated by many gaps and omissions" (<text:span text:style-name="Emphasis">The
Peter Still Papers</text:span> 2015-2022, "About). Additionally, like the
<text:span text:style-name="Emphasis">Editing the Eartha M.M. White Collection</text:span>, this project draws from a
range of skillsets, specifically from non-specialists in American
history, as "no member of the project team is a historian by training,
nor expert in the period in question" ("About").
</text:p>
      <text:p text:style-name="Text_20_body">Both archives work within limited structures–both institutional and
informational–toward collaborative and community-oriented encoding
approaches. Though they do not directly deal with queer subjects, they
demonstrate that resistance is not just another formal experiment,
where non-normative bodies challenge subscription into a oppressive
mainstream. It is a political project that <text:span text:style-name="Emphasis">foregrounds</text:span> that which
cannot be incorporated into a mainstream identity.
</text:p>
      <text:h text:style-name="Heading_20_3" text:outline-level="3" text:is-list-header="false">
<text:bookmark-start text:name="OrgXref.org0e56088"/>
<text:bookmark text:name="org0e56088"/>Quotes to add:
<text:bookmark-end text:name="OrgXref.org0e56088"/></text:h>
      <text:p text:style-name="Text_20_body">creating elements and attributes that reflect black life (Jessica
H. Lu and Caitlin Pollock).
</text:p>
      <text:list text:style-name="OrgBulletedList" text:continue-numbering="false">
        <text:list-item>
          <text:p text:style-name="Text_20_body">"Black DH Schema" project. TEI as a tool that can be critiqued and
</text:p>
        </text:list-item>
      </text:list>
      <text:p text:style-name="Text_20_body">disrupted, that centers black people, lives, cultures, rather than
relegates to the margins. Can there be a schema that supports and
encourages black dh work, confirm and amplify black humanity rather
than perpetuate power structures.
</text:p>
      <text:p text:style-name="Text_20_body">creating elements and attributes that:
</text:p>
      <text:list text:style-name="OrgBulletedList" text:continue-numbering="false">
        <text:list-item>
          <text:p text:style-name="Text_20_body">cite black women
</text:p>
        </text:list-item>
        <text:list-item>
          <text:p text:style-name="Text_20_body">chosen names vs imposed names, unnamed. 
</text:p>
        </text:list-item>
        <text:list-item>
          <text:p text:style-name="Text_20_body">land acknowledgement - place name
</text:p>
        </text:list-item>
        <text:list-item>
          <text:p text:style-name="Text_20_body">tags for code-switching
</text:p>
        </text:list-item>
        <text:list-item>
          <text:p text:style-name="Text_20_body">tags for places beyond geographical point, "the corner," "kitchen
table", digital spaces.
</text:p>
        </text:list-item>
        <text:list-item>
          <text:p text:style-name="Text_20_body">tags that reflect complexity of black kinship and family, including
role names.
</text:p>
        </text:list-item>
      </text:list>
      <text:p text:style-name="Text_20_body">DH as a field is slow to incorporate cultural criticism (Liu). 
</text:p>
      <text:h text:style-name="Heading_20_3" text:outline-level="3" text:is-list-header="false">
<text:bookmark-start text:name="OrgXref.orgaedc167"/>
<text:bookmark text:name="orgaedc167"/>qualitative expansion
<text:bookmark-end text:name="OrgXref.orgaedc167"/></text:h>
      <text:p text:style-name="Text_20_body">Yet, TEI tags and attributes add <text:span text:style-name="Emphasis">qualitative</text:span> information to
data. Markup can support a number of encoding approaches, including
"conceptual," "declarative," "logical," "structural," and "semantic."
Although it has a default set of tags and attributes, TEI has been
praised for its customizability, which it inherits from its parent
language, XML (eXtensible Markup Language). Individual encoding
projects often create their own custom schemas that reflect the
priority of each document. And, due to the collective nature of the
TEI, which is developed and maintained by the TEI Consortium, the
guidelines are continually updated to accomodate the needs of
encoders.
</text:p>
      <text:h text:style-name="Heading_20_1" text:outline-level="1" text:is-list-header="false">
<text:bookmark-start text:name="OrgXref.org41953e5"/>
<text:bookmark text:name="org41953e5"/>Works
<text:bookmark-end text:name="OrgXref.org41953e5"/></text:h>
      <text:p text:style-name="Text_20_body">E. Beshero-Bondar, et al. “Revising Sex and Gender in the TEI
Guidelines.” TEI Conference and Members’ Meeting 2022, 2022,
<text:a xlink:type="simple" xlink:href="https://www.conftool.pro/tei2022/sessions.php">https://www.conftool.pro/tei2022/sessions.php</text:a>.
</text:p>
      <text:p text:style-name="Text_20_body">Calado, Filipa. 2022. “Encoding Queer Erasure in Oscar Wilde’s "The
Picture of Dorian Gray"”, Open Library of Humanities 8(1). doi:
<text:a xlink:type="simple" xlink:href="https://doi.org/10.16995/olh.6407q">https://doi.org/10.16995/olh.6407q</text:a>
</text:p>
      <text:p text:style-name="Text_20_body">Caughie, P L, Datskou, E and Parker, R 2018 ‘Storm Clouds on the
Horizon: Feminist Ontologies and the Problem of Gender.' Feminist
Modernist Studies 1.3, 230–242. DOI: 10.1080/24692921.2018.1505819
</text:p>
      <text:p text:style-name="Text_20_body">Derrida, Jacques, and Eric Prenowitz. “Archive Fever: A Freudian
Impression.” Diacritics 25, no. 2 (1995):
9–63. <text:a xlink:type="simple" xlink:href="https://doi.org/10.2307/465144">https://doi.org/10.2307/465144</text:a>.
</text:p>
      <text:p text:style-name="Text_20_body">Earhart, Amy E. "Models of Digital Documentation: The 19th-Century
Concord Digital Archive," Documentary Editing: Journal of the
Association for Documentary Editing, Volume 31: 2010 ISSN 0196-7134
</text:p>
      <text:p text:style-name="Text_20_body"><text:span text:style-name="Emphasis">The Eartha M. White Collection</text:span>. Dr. Clayton McCarl et al. University
of North
Florida.2016-2022. <text:a xlink:type="simple" xlink:href="https://unfdhi.org/earthawhite/exhibits/show/step-by-step-instructions/getting-started">https://unfdhi.org/earthawhite/exhibits/show/step-by-step-instructions/getting-started</text:a>
</text:p>
      <text:p text:style-name="Text_20_body">Ferguson, Roderick A. "Queer of color critique." In Oxford Research
Encyclopedia of Literature. 2018.
</text:p>
      <text:p text:style-name="Text_20_body">Gaboury, Jacob. "Becoming NULL: Queer Relations in the Excluded
Middle." <text:span text:style-name="Emphasis">Women &amp; Performance: a Journal of Feminist
Theory</text:span>. 28:2, 2018. pp. 143-158.
</text:p>
      <text:p text:style-name="Text_20_body">Goldberg, J and Menon, M 2005 ‘Queering History.' PMLA, 120.5,
1608–1617. DOI: 10.1632/003081205X73443.
</text:p>
      <text:p text:style-name="Text_20_body">Hartman, Saidiya. "Venus in two acts." Small Axe: A Caribbean Journal
of Criticism 12, no. 2 (2008): 1-14.
</text:p>
      <text:p text:style-name="Text_20_body">Johnson, Jessica Marie. Wicked flesh: black women, intimacy, and
freedom in the Atlantic world. University of Pennsylvania Press, 2020.
</text:p>
      <text:p text:style-name="Text_20_body">"The Layered Markup and Annotation Language (LMNL)."
<text:a xlink:type="simple" xlink:href="http://xml.coverpages.org/LMNL-Abstract.html">http://xml.coverpages.org/LMNL-Abstract.html</text:a>
</text:p>
      <text:p text:style-name="Text_20_body">Liu, Alan. "Where is Cultural Criticism in the Digital Humanities?"
<text:span text:style-name="Emphasis">Debates in the Digital Humanities</text:span>. ed. Matthew K. Gold. The
University of Minnesota Press. 2012.
</text:p>
      <text:p text:style-name="Text_20_body">Love, Heather. <text:span text:style-name="Emphasis">Feeling Backward</text:span>.
</text:p>
      <text:p text:style-name="Text_20_body">martindholmes. 2022. "New <text:span text:style-name="OrgCode">&lt;entity&gt;</text:span> and <text:span text:style-name="OrgCode">&lt;listEntity&gt;</text:span> elements are
needed #2341."  Github, <text:a xlink:type="simple" xlink:href="https://github.com/TEIC/TEI/issues/2341">https://github.com/TEIC/TEI/issues/2341</text:a>.
</text:p>
      <text:p text:style-name="Text_20_body">Muñoz, José Esteban. <text:span text:style-name="Emphasis">Cruising Utopia: The Then and There of Queer
Futurity</text:span>. New York University Press, 2009.
</text:p>
      <text:p text:style-name="Text_20_body">McGann, Jerome J. 2001. Radiant Textuality: Literature After the World
Wide Web. New York: Palgrave. Print.
</text:p>
      <text:p text:style-name="Text_20_body"><text:span text:style-name="Emphasis">The Peter Still Papers</text:span>. Francesca Gianneti et al. Rutgers University
Libraries. 2015-2022. <text:a xlink:type="simple" xlink:href="https://stillpapers.org/">https://stillpapers.org/</text:a>
</text:p>
      <text:p text:style-name="Text_20_body">Tennison, Jeni. "Overlap, Containment, and Dominance." <text:span text:style-name="Emphasis">Jeni's
Musings</text:span>. Mon,
2008-12-06. <text:a xlink:type="simple" xlink:href="http://www.jenitennison.com/2008/12/06/overlap-containment-and-dominance.html">http://www.jenitennison.com/2008/12/06/overlap-containment-and-dominance.html</text:a>
</text:p>
      <text:p text:style-name="Text_20_body">Tennison, Jeni. "Essential Hierarhcy." <text:span text:style-name="Emphasis">Jeni's Musings</text:span>. 2008-12-09
<text:a xlink:type="simple" xlink:href="https://web.archive.org/web/20111230054946/http://www.jenitennison.com/blog/node/96">https://web.archive.org/web/20111230054946/http://www.jenitennison.com/blog/node/96</text:a>
</text:p>
      <text:p text:style-name="Text_20_body">Thain, M 2016 ‘Perspective: Digitizing the Diary – Experiments in
Queer Encoding,' Journal of Victorian Culture, 21.2, 226–241. DOI:
10.1080/13555502.2016.1156014
</text:p>
      <text:p text:style-name="Text_20_body">Traub, V 2013 ‘The New Unhistoricism in Queer Studies.' PMLA, 128.1,
21–39. DOI: 10.1632/pmla.2013.128.1.21
</text:p>
      <text:p text:style-name="Text_20_body">Wilde, O 1889–90 MA 883. <text:span text:style-name="Emphasis">The Picture of Dorian Gray: Original
Manuscript</text:span>. Morgan Library &amp; Museum, New York, NY.
</text:p>
      <text:p text:style-name="Text_20_body">Wilde, O and Frankel, N 2011 The Picture of Dorian Gray: An Annotated,
Uncensored Edition. Cambridge: Harvard University Press. DOI:
10.4159/harvard.9780674068049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2-11-01T18:05:44</dc:date>
    <meta:creation-date>2022-11-01T18:05:44</meta:creation-date>
    <meta:generator>Emacs 26.2 (Org mode 9.1.9)</meta:generator>
    <meta:keyword/>
    <dc:subject/>
    <dc:title/>
  </office:meta>
</office:document-meta>
</file>